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655cm" fo:min-width="2.67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2.45cm" fo:min-width="4.58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195cm" fo:min-width="2.04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925cm" fo:min-width="3.31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none" draw:textarea-vertical-align="top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042cm" fo:min-width="4.332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0.99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537cm" fo:min-width="0cm" loext:decorative="false"/>
      <style:paragraph-properties style:writing-mode="lr-tb"/>
    </style:style>
    <style:style style:name="gr14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1.655cm" fo:min-width="4.58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3cm" fo:min-width="4.58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18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50" draw:marker-end-width="0.3cm" draw:fill="none" draw:textarea-vertical-align="middle" loext:decorative="false"/>
      <style:paragraph-properties style:writing-mode="lr-tb"/>
    </style:style>
    <style:style style:name="gr20" style:family="graphic" style:parent-style-name="objectwithoutfill">
      <style:graphic-properties draw:marker-end="Arrowheads_20_51" draw:marker-end-width="0.3cm" draw:fill="none" draw:textarea-vertical-align="bottom" loext:decorative="false"/>
      <style:paragraph-properties style:writing-mode="lr-tb"/>
    </style:style>
    <style:style style:name="gr21" style:family="graphic">
      <style:graphic-properties style:protect="size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9.91cm" fo:min-width="4.58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925cm" fo:min-width="2.675cm" style:writing-mode="lr-tb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4.195cm" fo:min-width="3.31cm" style:writing-mode="lr-tb" loext:decorative="false"/>
      <style:paragraph-properties style:writing-mode="lr-tb"/>
    </style:style>
    <style:style style:name="gr25" style:family="graphic" style:parent-style-name="objectwithoutfill">
      <style:graphic-properties draw:marker-end="Arrowheads_20_2" draw:marker-end-width="0.3cm" draw:fill="none" draw:textarea-vertical-align="middle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4.195cm" fo:min-width="2.675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marker-end="Arrowheads_20_27" draw:marker-end-width="0.3cm" draw:fill="none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29" style:family="graphic" style:parent-style-name="standard">
      <style:graphic-properties draw:textarea-horizontal-align="justify" draw:textarea-vertical-align="middle" draw:auto-grow-height="false" fo:min-height="2.925cm" fo:min-width="4.58cm" style:writing-mode="lr-tb" loext:decorative="false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2.29cm" fo:min-width="4.58cm" style:writing-mode="lr-tb" loext:decorative="fals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29cm" fo:min-width="2.735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800080" draw:textarea-horizontal-align="justify" draw:textarea-vertical-align="middle" draw:auto-grow-height="false" fo:min-height="9.91cm" fo:min-width="17.28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02cm" loext:decorative="false"/>
      <style:paragraph-properties style:writing-mode="lr-tb"/>
    </style:style>
    <style:style style:name="gr34" style:family="graphic" style:parent-style-name="standard">
      <style:graphic-properties draw:fill-color="#bf0041" draw:textarea-horizontal-align="justify" draw:textarea-vertical-align="middle" draw:auto-grow-height="false" fo:min-height="2.925cm" fo:min-width="0.135cm" style:writing-mode="lr-tb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2.925cm" fo:min-width="3.945cm" style:writing-mode="lr-tb" loext:decorative="false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2.29cm" fo:min-width="2.675cm" style:writing-mode="lr-tb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655cm" fo:min-width="3.31cm" style:writing-mode="lr-tb" loext:decorative="false"/>
      <style:paragraph-properties style:writing-mode="lr-tb"/>
    </style:style>
    <style:style style:name="gr38" style:family="graphic" style:parent-style-name="objectwithoutfill">
      <style:graphic-properties draw:marker-end="Arrowheads_20_56" draw:marker-end-width="0.3cm" draw:fill="none" draw:textarea-vertical-align="middle" loext:decorative="false"/>
      <style:paragraph-properties style:writing-mode="lr-tb"/>
    </style:style>
    <style:style style:name="gr39" style:family="graphic" style:parent-style-name="objectwithoutfill">
      <style:graphic-properties draw:marker-end="Arrowheads_20_57" draw:marker-end-width="0.3cm" draw:fill="none" draw:textarea-vertical-align="middle" loext:decorative="false"/>
      <style:paragraph-properties style:writing-mode="lr-tb"/>
    </style:style>
    <style:style style:name="gr40" style:family="graphic" style:parent-style-name="objectwithoutfill">
      <style:graphic-properties draw:marker-end="Arrowheads_20_59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start="Arrowheads_20_61" draw:marker-end="Arrowheads_20_61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74cm" loext:decorative="false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1.655cm" fo:min-width="2.04cm" style:writing-mode="lr-tb" loext:decorative="false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10.545cm" fo:min-width="3.31cm" style:writing-mode="lr-tb" loext:decorative="false"/>
      <style:paragraph-properties style:writing-mode="lr-tb"/>
    </style:style>
    <style:style style:name="gr46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 loext:decorative="false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2.925cm" fo:min-width="2.04cm" style:writing-mode="lr-tb" loext:decorative="fals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1.655cm" fo:min-width="13.47cm" style:writing-mode="lr-tb" loext:decorative="false"/>
      <style:paragraph-properties style:writing-mode="lr-tb"/>
    </style:style>
    <style:style style:name="gr50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heads_20_62" draw:marker-end-width="0.3cm" draw:fill="none" draw:textarea-vertical-align="middle" loext:decorative="false"/>
    </style:style>
    <style:style style:name="gr52" style:family="graphic" style:parent-style-name="standard">
      <style:graphic-properties draw:textarea-horizontal-align="justify" draw:textarea-vertical-align="middle" draw:auto-grow-height="false" fo:min-height="2.444cm" fo:min-width="2.643cm" style:writing-mode="lr-tb" loext:decorative="false"/>
      <style:paragraph-properties style:writing-mode="lr-tb"/>
    </style:style>
    <style:style style:name="gr53" style:family="graphic" style:parent-style-name="objectwithoutfill">
      <style:graphic-properties draw:marker-end="Arrowheads_20_63" draw:marker-end-width="0.3cm" draw:fill="none" draw:textarea-vertical-align="middle" loext:decorative="false"/>
    </style:style>
    <style:style style:name="gr54" style:family="graphic" style:parent-style-name="standard">
      <style:graphic-properties draw:textarea-horizontal-align="justify" draw:textarea-vertical-align="middle" draw:auto-grow-height="false" fo:min-height="1.655cm" fo:min-width="3.945cm" style:writing-mode="lr-tb" loext:decorative="false"/>
      <style:paragraph-properties style:writing-mode="lr-tb"/>
    </style:style>
    <style:style style:name="gr55" style:family="graphic" style:parent-style-name="objectwithoutfill">
      <style:graphic-properties draw:marker-end="Arrowheads_20_64" draw:marker-end-width="0.3cm" draw:fill="none" draw:textarea-vertical-align="middle" loext:decorative="false"/>
    </style:style>
    <style:style style:name="gr56" style:family="graphic" style:parent-style-name="objectwithoutfill">
      <style:graphic-properties draw:marker-end="Arrowheads_20_65" draw:marker-end-width="0.3cm" draw:fill="none" draw:textarea-vertical-align="middle" loext:decorative="false"/>
    </style:style>
    <style:style style:name="gr57" style:family="graphic" style:parent-style-name="objectwithoutfill">
      <style:graphic-properties draw:marker-start="Arrowheads_20_66" draw:marker-start-width="0.3cm" draw:marker-end="Arrowheads_20_67" draw:marker-end-width="0.3cm" draw:fill="none" draw:textarea-vertical-align="middle" loext:decorative="false"/>
    </style:style>
    <style:style style:name="gr58" style:family="graphic" style:parent-style-name="objectwithoutfill">
      <style:graphic-properties draw:marker-end="Arrowheads_20_68" draw:marker-end-width="0.3cm" draw:fill="none" draw:textarea-vertical-align="middle" loext:decorative="false"/>
    </style:style>
    <style:style style:name="gr59" style:family="graphic" style:parent-style-name="objectwithoutfill">
      <style:graphic-properties draw:marker-end="Arrowheads_20_69" draw:marker-end-width="0.3cm" draw:fill="none" draw:textarea-vertical-align="middle" loext:decorative="false"/>
    </style:style>
    <style:style style:name="gr60" style:family="graphic" style:parent-style-name="standard">
      <style:graphic-properties draw:fill-color="#bf0041"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2.925cm" fo:min-width="3.31cm" loext:decorative="false"/>
      <style:paragraph-properties style:writing-mode="lr-tb"/>
    </style:style>
    <style:style style:name="gr62" style:family="graphic" style:parent-style-name="objectwithoutfill">
      <style:graphic-properties draw:marker-end="Arrowheads_20_70" draw:marker-end-width="0.3cm" draw:fill="none" draw:textarea-vertical-align="middle" loext:decorative="false"/>
      <style:paragraph-properties style:writing-mode="lr-tb"/>
    </style:style>
    <style:style style:name="gr63" style:family="graphic" style:parent-style-name="objectwithoutfill">
      <style:graphic-properties draw:marker-end="Arrowheads_20_73" draw:marker-end-width="0.3cm" draw:fill="none" draw:textarea-vertical-align="middle" loext:decorative="false"/>
    </style:style>
    <style:style style:name="gr64" style:family="graphic" style:parent-style-name="objectwithoutfill">
      <style:graphic-properties draw:marker-end="Arrowheads_20_74" draw:marker-end-width="0.3cm" draw:fill="none" draw:textarea-vertical-align="middle" loext:decorative="false"/>
    </style:style>
    <style:style style:name="gr65" style:family="graphic" style:parent-style-name="objectwithoutfill">
      <style:graphic-properties draw:marker-end="Arrowheads_20_75" draw:marker-end-width="0.3cm" draw:fill="none" draw:textarea-vertical-align="middle" loext:decorative="false"/>
    </style:style>
    <style:style style:name="gr66" style:family="graphic" style:parent-style-name="objectwithoutfill">
      <style:graphic-properties draw:marker-end="Arrowheads_20_76" draw:marker-end-width="0.3cm" draw:fill="none" draw:textarea-vertical-align="middle" loext:decorative="false"/>
    </style:style>
    <style:style style:name="gr67" style:family="graphic" style:parent-style-name="objectwithoutfill">
      <style:graphic-properties draw:marker-end="Arrowheads_20_77" draw:marker-end-width="0.3cm" draw:fill="none" draw:textarea-vertical-align="middl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none"/>
      <style:paragraph-properties fo:text-align="star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2" style:family="paragraph">
      <loext:graphic-properties draw:fill-color="#800080"/>
      <style:paragraph-properties fo:text-align="center"/>
    </style:style>
    <style:style style:name="P13" style:family="paragraph">
      <loext:graphic-properties draw:fill-color="#bf0041"/>
      <style:paragraph-properties fo:text-align="center" style:writing-mode="lr-tb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P15" style:family="paragraph">
      <style:paragraph-properties fo:text-align="center" style:writing-mode="lr-tb"/>
      <style:text-properties fo:font-size="13pt" style:font-size-asian="13pt" style:font-size-complex="13pt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175cm" svg:height="1.905cm" svg:x="0cm" svg:y="1.27cm">
          <text:p text:style-name="P1">Color</text:p>
          <text:p text:style-name="P1">conv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08cm" svg:height="12.7cm" svg:x="8.255cm" svg:y="1.27cm">
          <text:p text:style-name="P1">Row Manager</text:p>
          <text:p text:style-name="P3"><text:span text:style-name="T1">Padding</text:span></text:p>
          <text:p text:style-name="P1"><text:span text:style-name="T1">Stages,</text:span></text:p>
          <text:p text:style-name="P1"><text:span text:style-name="T1">Tlast, tuser</text:span></text:p>
          <text:p text:style-name="P1"><text:span text:style-name="T1"/></text:p>
          <text:p text:style-name="P1"><text:span text:style-name="T1">And stores rows temporaily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4.445cm" svg:x="0cm" svg:y="6.985cm">
          <text:p text:style-name="P1">FI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" draw:id="id1" draw:layer="layout" svg:width="3.81cm" svg:height="3.175cm" svg:x="22.225cm" svg:y="2.54cm">
          <text:p text:style-name="P1">Sobel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line-skew="0.77cm" svg:x1="24.13cm" svg:y1="5.715cm" svg:x2="10.795cm" svg:y2="13.97cm" draw:start-shape="id1" draw:start-glue-point="2" draw:end-shape="id2" draw:end-glue-point="2" svg:d="M24130 5715v9526h-13335v-1271" svg:viewBox="0 0 13336 9527">
          <text:p/>
        </draw:connector>
        <draw:custom-shape draw:style-name="gr4" draw:text-style-name="P2" xml:id="id3" draw:id="id3" draw:layer="layout" svg:width="3.81cm" svg:height="3.175cm" svg:x="23.495cm" svg:y="6.985cm">
          <text:p text:style-name="P1">Blur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81cm" svg:height="3.175cm" svg:x="13.335cm" svg:y="3.175cm">
          <text:p text:style-name="P1">Kernel Shifter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line-skew="0.77cm" svg:x1="25.4cm" svg:y1="10.16cm" svg:x2="10.795cm" svg:y2="13.97cm" draw:start-shape="id3" draw:end-shape="id2" draw:end-glue-point="2" svg:d="M25400 10160v5081h-14605v-1271" svg:viewBox="0 0 14606 5082">
          <text:p/>
        </draw:connector>
        <draw:line draw:style-name="gr7" draw:text-style-name="P4" draw:layer="layout" svg:x1="1.27cm" svg:y1="5.08cm" svg:x2="1.27cm" svg:y2="6.985cm">
          <text:p text:style-name="P5"><text:s text:c="4"/></text:p>
        </draw:line>
        <draw:line draw:style-name="gr8" draw:text-style-name="P7" draw:layer="layout" svg:x1="13.335cm" svg:y1="12.7cm" svg:x2="16.51cm" svg:y2="12.7cm">
          <text:p text:style-name="P6"><text:span text:style-name="T1"/></text:p>
          <text:p text:style-name="P6"><text:span text:style-name="T1">Stage = 2 </text:span></text:p>
        </draw:line>
        <draw:custom-shape draw:style-name="gr9" draw:text-style-name="P2" draw:layer="layout" svg:width="5.08cm" svg:height="2.54cm" svg:x="16.51cm" svg:y="11.43cm">
          <text:p text:style-name="P1">FIFO</text:p>
          <text:p text:style-name="P1">Output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4" draw:layer="layout" draw:type="line" svg:x1="0.529cm" svg:y1="0.567cm" svg:x2="6.086cm" svg:y2="0.55cm" svg:d="M529 567l5557-17" svg:viewBox="0 0 5558 18">
          <text:p/>
        </draw:connector>
        <draw:connector draw:style-name="gr11" draw:text-style-name="P1" draw:layer="layout" svg:x1="6.791cm" svg:y1="0.617cm" svg:x2="26.87cm" svg:y2="0.617cm" svg:d="M6791 617h20079" svg:viewBox="0 0 20080 1">
          <text:p/>
        </draw:connector>
        <draw:frame draw:style-name="gr12" draw:text-style-name="P8" draw:layer="layout" svg:width="1.493cm" svg:height="1.787cm" svg:x="21.85cm" svg:y="12.065cm">
          <draw:text-box>
            <text:p><text:span text:style-name="T1">24</text:span></text:p>
            <text:p><text:span text:style-name="T1">/</text:span></text:p>
            <text:p><text:span text:style-name="T1">(8*3)</text:span></text:p>
          </draw:text-box>
        </draw:frame>
        <draw:frame draw:style-name="gr13" draw:text-style-name="P9" draw:layer="layout" svg:width="1.27cm" svg:height="1.787cm" svg:x="14.605cm" svg:y="12.065cm">
          <draw:text-box>
            <text:p text:style-name="P5"><text:span text:style-name="T1">8</text:span></text:p>
            <text:p text:style-name="P5"><text:span text:style-name="T1">/</text:span></text:p>
            <text:p text:style-name="P5"><text:span text:style-name="T1"/></text:p>
          </draw:text-box>
        </draw:frame>
        <draw:line draw:style-name="gr14" draw:text-style-name="P4" draw:layer="layout" svg:x1="21.59cm" svg:y1="12.7cm" svg:x2="28cm" svg:y2="12.7cm">
          <text:p/>
        </draw:line>
        <draw:custom-shape draw:style-name="gr1" draw:text-style-name="P2" draw:layer="layout" svg:width="3.175cm" svg:height="1.905cm" svg:x="0cm" svg:y="3.175cm">
          <text:p text:style-name="P1">SOL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08cm" svg:height="1.905cm" svg:x="8.255cm" svg:y="12.065cm">
          <text:p text:style-name="P1">Memory</text:p>
          <text:p text:style-name="P1">Arbite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.08cm" svg:height="1.98cm" svg:x="8.255cm" svg:y="10.085cm">
          <text:p text:style-name="P1">FIFO2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.08cm" svg:height="1.98cm" svg:x="8.255cm" svg:y="8.18cm">
          <text:p text:style-name="P1">RAM</text:p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1.205cm" svg:height="0.962cm" svg:x="0.7cm" svg:y="5.388cm">
          <draw:text-box>
            <text:p>/ 8</text:p>
          </draw:text-box>
        </draw:frame>
        <draw:line draw:style-name="gr18" draw:text-style-name="P4" draw:layer="layout" svg:x1="2.54cm" svg:y1="8.89cm" svg:x2="8.255cm" svg:y2="8.89cm">
          <text:p/>
        </draw:line>
        <draw:connector draw:style-name="gr19" draw:text-style-name="P4" draw:layer="layout" draw:line-skew="-2.54cm" svg:x1="17.145cm" svg:y1="4.762cm" svg:x2="22.225cm" svg:y2="4.127cm" draw:start-shape="id4" draw:start-glue-point="1" draw:end-shape="id1" draw:end-glue-point="3" svg:d="M17145 4762v-635h5080" svg:viewBox="0 0 5081 636">
          <text:p text:style-name="P1">Stage 0</text:p>
        </draw:connector>
        <draw:connector draw:style-name="gr20" draw:text-style-name="P4" draw:layer="layout" draw:line-skew="-2.54cm" svg:x1="17.145cm" svg:y1="4.762cm" svg:x2="23.495cm" svg:y2="8.572cm" draw:start-shape="id4" draw:start-glue-point="1" draw:end-shape="id3" draw:end-glue-point="3" svg:d="M17145 4762h635v3810h5715" svg:viewBox="0 0 6351 3811">
          <text:p text:style-name="P1"><text:s/>Stage 1</text:p>
        </draw:connector>
        <presentation:notes draw:style-name="dp2">
          <draw:page-thumbnail draw:style-name="gr21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3.175cm" svg:height="1.905cm" svg:x="0cm" svg:y="1.27cm">
          <text:p text:style-name="P1">Color</text:p>
          <text:p text:style-name="P1">conv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5.08cm" svg:height="10.16cm" svg:x="8.255cm" svg:y="3.81cm">
          <text:p text:style-name="P1">Row Manager</text:p>
          <text:p text:style-name="P1"><text:span text:style-name="T1">Stages</text:span></text:p>
          <text:p text:style-name="P3"><text:span text:style-name="T1">Padding, tuser, tlas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4.445cm" svg:x="0cm" svg:y="6.985cm">
          <text:p text:style-name="P1">FIFO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3.175cm" svg:height="3.175cm" svg:x="20.32cm" svg:y="5.715cm">
          <text:p text:style-name="P1">Basic output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81cm" svg:height="4.445cm" svg:x="13.335cm" svg:y="5.715cm">
          <text:p text:style-name="P1">Kernel Shifter</text:p>
          <text:p text:style-name="P1"/>
          <draw:enhanced-geometry svg:viewBox="0 0 21600 21600" draw:type="rectangle" draw:enhanced-path="M 0 0 L 21600 0 21600 21600 0 21600 0 0 Z N"/>
        </draw:custom-shape>
        <draw:line draw:style-name="gr25" draw:text-style-name="P11" draw:layer="layout" svg:x1="17.145cm" svg:y1="7.62cm" svg:x2="20.32cm" svg:y2="7.62cm">
          <text:p text:style-name="P1"><text:span text:style-name="T1"/></text:p>
          <text:p text:style-name="P1"><text:span text:style-name="T1">72</text:span></text:p>
        </draw:line>
        <draw:line draw:style-name="gr7" draw:text-style-name="P4" draw:layer="layout" svg:x1="1.27cm" svg:y1="5.08cm" svg:x2="1.27cm" svg:y2="6.985cm">
          <text:p text:style-name="P5"><text:s text:c="4"/></text:p>
        </draw:line>
        <draw:custom-shape draw:style-name="gr1" draw:text-style-name="P2" draw:layer="layout" svg:width="3.175cm" svg:height="1.905cm" svg:x="0cm" svg:y="3.175cm">
          <text:p text:style-name="P1">SOL</text:p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1.205cm" svg:height="0.962cm" svg:x="0.7cm" svg:y="5.388cm">
          <draw:text-box>
            <text:p>/ 8</text:p>
          </draw:text-box>
        </draw:frame>
        <draw:custom-shape draw:style-name="gr26" draw:text-style-name="P2" draw:layer="layout" svg:width="3.175cm" svg:height="4.445cm" svg:x="24.765cm" svg:y="5.715cm">
          <text:p text:style-name="P1">FIFO2</text:p>
          <text:p text:style-name="P1">(out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1" draw:layer="layout" svg:x1="23.495cm" svg:y1="7.62cm" svg:x2="24.765cm" svg:y2="7.62cm">
          <text:p text:style-name="P1"><text:span text:style-name="T1"/></text:p>
          <text:p text:style-name="P1"><text:span text:style-name="T1">8</text:span></text:p>
        </draw:line>
        <draw:line draw:style-name="gr28" draw:text-style-name="P4" draw:layer="layout" svg:x1="2.54cm" svg:y1="8.89cm" svg:x2="8.255cm" svg:y2="8.89cm">
          <text:p/>
        </draw:line>
        <draw:custom-shape draw:style-name="gr29" draw:text-style-name="P2" draw:layer="layout" svg:width="5.08cm" svg:height="3.175cm" svg:x="8.255cm" svg:y="8.255cm">
          <text:p text:style-name="P1"><text:span text:style-name="T2">Memory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5.08cm" svg:height="2.54cm" svg:x="8.255cm" svg:y="11.43cm">
          <text:p text:style-name="P1"><text:span text:style-name="T2">FIFO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235cm" svg:height="2.54cm" svg:x="24.765cm" svg:y="3.175cm">
          <text:p text:style-name="P1">Tuser</text:p>
          <text:p text:style-name="P1">tlast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1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32" draw:text-style-name="P12" draw:layer="layout" svg:width="17.78cm" svg:height="10.16cm" svg:x="5.715cm" svg:y="1.905cm">
          <text:p/>
          <draw:enhanced-geometry svg:viewBox="0 0 21600 21600" draw:type="rectangle" draw:enhanced-path="M 0 0 L 21600 0 21600 21600 0 21600 0 0 Z N"/>
        </draw:custom-shape>
        <draw:frame draw:style-name="gr33" draw:text-style-name="P8" draw:layer="layout" svg:width="7.102cm" svg:height="0.962cm" svg:x="0.635cm" svg:y="0.635cm">
          <draw:text-box>
            <text:p>Row Manager</text:p>
          </draw:text-box>
        </draw:frame>
        <draw:custom-shape draw:style-name="gr24" draw:text-style-name="P2" draw:layer="layout" svg:width="3.81cm" svg:height="4.445cm" svg:x="10.795cm" svg:y="5.715cm">
          <text:p text:style-name="P1"><text:span text:style-name="T1">Block Ram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0.635cm" svg:height="3.175cm" svg:x="10.16cm" svg:y="6.35cm">
          <text:p text:style-name="P1"><text:span text:style-name="T1">write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0.635cm" svg:height="3.175cm" svg:x="14.605cm" svg:y="6.35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xml:id="id5" draw:id="id5" draw:layer="layout" svg:width="4.445cm" svg:height="3.175cm" svg:x="17.145cm" svg:y="6.35cm">
          <text:p text:style-name="P14"><text:span text:style-name="T1">Kernel</text:span></text:p>
          <text:p text:style-name="P14"><text:span text:style-name="T1">Shifter</text:span></text:p>
          <text:p text:style-name="P14"><text:span text:style-name="T1"/></text:p>
          <text:p text:style-name="P14"><text:span text:style-name="T1">stag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.175cm" svg:height="3.175cm" svg:x="0cm" svg:y="6.35cm">
          <text:p text:style-name="P14"><text:span text:style-name="T1">FIFO1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0.635cm" svg:height="3.175cm" svg:x="5.08cm" svg:y="6.35cm">
          <text:p text:style-name="P1"><text:span text:style-name="T1">AXIS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0.635cm" svg:height="3.175cm" svg:x="23.495cm" svg:y="6.35cm">
          <text:p text:style-name="P1"><text:span text:style-name="T1">AXIS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xml:id="id7" draw:id="id7" draw:layer="layout" svg:width="3.175cm" svg:height="2.54cm" svg:x="6.35cm" svg:y="6.985cm">
          <text:p text:style-name="P14"><text:span text:style-name="T1">Prep</text:span></text:p>
          <text:p text:style-name="P14"><text:span text:style-name="T1"/></text:p>
          <text:p text:style-name="P14"><text:span text:style-name="T1">Padding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xml:id="id6" draw:id="id6" draw:layer="layout" svg:width="3.81cm" svg:height="1.905cm" svg:x="10.795cm" svg:y="3.175cm">
          <text:p text:style-name="P14"><text:span text:style-name="T1">Oversight Manager</text:span></text:p>
          <draw:enhanced-geometry svg:viewBox="0 0 21600 21600" draw:type="rectangle" draw:enhanced-path="M 0 0 L 21600 0 21600 21600 0 21600 0 0 Z N"/>
        </draw:custom-shape>
        <draw:line draw:style-name="gr38" draw:text-style-name="P4" draw:layer="layout" svg:x1="24.13cm" svg:y1="8.255cm" svg:x2="28cm" svg:y2="8.255cm">
          <text:p text:style-name="P1"/>
          <text:p text:style-name="P1">72’b</text:p>
        </draw:line>
        <draw:line draw:style-name="gr39" draw:text-style-name="P4" draw:layer="layout" svg:x1="3.175cm" svg:y1="7.62cm" svg:x2="5.08cm" svg:y2="7.62cm">
          <text:p text:style-name="P1"/>
          <text:p text:style-name="P1">8’b</text:p>
        </draw:line>
        <draw:connector draw:style-name="gr40" draw:text-style-name="P4" draw:layer="layout" svg:x1="19.367cm" svg:y1="6.35cm" svg:x2="14.605cm" svg:y2="4.127cm" draw:start-shape="id5" draw:start-glue-point="0" draw:end-shape="id6" draw:end-glue-point="1" svg:d="M19367 6350v-2223h-4762" svg:viewBox="0 0 4763 2224">
          <text:p/>
        </draw:connector>
        <draw:connector draw:style-name="gr41" draw:text-style-name="P4" draw:layer="layout" svg:x1="10.795cm" svg:y1="4.127cm" svg:x2="7.937cm" svg:y2="6.985cm" draw:start-shape="id6" draw:start-glue-point="3" draw:end-shape="id7" draw:end-glue-point="0" svg:d="M10795 4127h-2858v2858" svg:viewBox="0 0 2859 2859">
          <text:p/>
        </draw:connector>
        <draw:custom-shape draw:style-name="gr34" draw:text-style-name="P13" draw:layer="layout" svg:width="0.635cm" svg:height="3.175cm" svg:x="16.51cm" svg:y="6.35cm">
          <text:p text:style-name="P1"><text:span text:style-name="T1">sta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1" draw:layer="layout" svg:width="18.624cm" svg:height="10.476cm" svg:x="1.482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onnector draw:style-name="gr42" draw:text-style-name="P4" draw:layer="layout" svg:x1="-0.209cm" svg:y1="8.576cm" svg:x2="8.255cm" svg:y2="8.572cm" draw:end-shape="id8" svg:d="M-209 8576h3982v-4h4482" svg:viewBox="0 0 8465 5">
          <text:p/>
        </draw:connector>
        <draw:frame draw:style-name="gr43" draw:text-style-name="P8" draw:layer="layout" svg:width="10.874cm" svg:height="0.962cm" svg:x="0.635cm" svg:y="1.27cm">
          <draw:text-box>
            <text:p>Crawl – AXIS in through FIFO - FIFO</text:p>
          </draw:text-box>
        </draw:frame>
        <draw:custom-shape draw:style-name="gr44" draw:text-style-name="P2" draw:layer="layout" svg:width="2.54cm" svg:height="1.905cm" svg:x="1.27cm" svg:y="7.62cm">
          <text:p text:style-name="P1">RGB2</text:p>
          <text:p text:style-name="P1">Grey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2.54cm" svg:height="1.905cm" svg:x="4.445cm" svg:y="7.62cm">
          <text:p text:style-name="P1">SOF</text:p>
          <draw:enhanced-geometry svg:viewBox="0 0 21600 21600" draw:type="rectangle" draw:enhanced-path="M 0 0 L 21600 0 21600 21600 0 21600 0 0 Z N"/>
        </draw:custom-shape>
        <draw:custom-shape draw:style-name="gr45" draw:text-style-name="P2" xml:id="id8" draw:id="id8" draw:layer="layout" svg:width="3.81cm" svg:height="10.795cm" svg:x="8.255cm" svg:y="3.175cm">
          <text:p text:style-name="P1">FIFO1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3.81cm" svg:height="10.795cm" svg:x="14.605cm" svg:y="3.175cm">
          <text:p text:style-name="P1">FIFO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20.32cm" svg:y="7.62cm">
          <text:p text:style-name="P1">mux</text:p>
          <draw:enhanced-geometry svg:viewBox="0 0 21600 21600" draw:type="rectangle" draw:enhanced-path="M 0 0 L 21600 0 21600 21600 0 21600 0 0 Z N"/>
        </draw:custom-shape>
        <draw:line draw:style-name="gr46" draw:text-style-name="P4" draw:layer="layout" svg:x1="12.7cm" svg:y1="8.89cm" svg:x2="14.199cm" svg:y2="8.89cm">
          <text:p/>
        </draw:line>
        <draw:line draw:style-name="gr46" draw:text-style-name="P4" draw:layer="layout" svg:x1="18.415cm" svg:y1="8.89cm" svg:x2="19.914cm" svg:y2="8.89cm">
          <text:p/>
        </draw:line>
        <presentation:notes draw:style-name="dp2">
          <draw:page-thumbnail draw:style-name="gr21" draw:layer="layout" svg:width="18.624cm" svg:height="10.476cm" svg:x="1.482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7" draw:text-style-name="P8" draw:layer="layout" svg:width="1.806cm" svg:height="0.962cm" svg:x="1.27cm" svg:y="0.635cm">
          <draw:text-box>
            <text:p>Top</text:p>
          </draw:text-box>
        </draw:frame>
        <draw:custom-shape draw:style-name="gr4" draw:text-style-name="P2" xml:id="id12" draw:id="id12" draw:layer="layout" svg:width="3.81cm" svg:height="3.175cm" svg:x="5.715cm" svg:y="6.985cm">
          <text:p text:style-name="P1">Data in</text:p>
          <text:p text:style-name="P1">(RGB2grey</text:p>
          <draw:enhanced-geometry svg:viewBox="0 0 21600 21600" draw:type="rectangle" draw:enhanced-path="M 0 0 L 21600 0 21600 21600 0 21600 0 0 Z N"/>
        </draw:custom-shape>
        <draw:custom-shape draw:style-name="gr48" draw:text-style-name="P2" xml:id="id13" draw:id="id13" draw:layer="layout" svg:width="2.54cm" svg:height="3.175cm" svg:x="10.795cm" svg:y="6.985cm">
          <text:p text:style-name="P1">Frame buffer</text:p>
          <text:p text:style-name="P1">write</text:p>
          <draw:enhanced-geometry svg:viewBox="0 0 21600 21600" draw:type="rectangle" draw:enhanced-path="M 0 0 L 21600 0 21600 21600 0 21600 0 0 Z N"/>
        </draw:custom-shape>
        <draw:custom-shape draw:style-name="gr49" draw:text-style-name="P2" xml:id="id15" draw:id="id15" draw:layer="layout" svg:width="13.97cm" svg:height="1.905cm" svg:x="9.525cm" svg:y="0cm">
          <text:p text:style-name="P1">MIG - DDR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4" draw:layer="layout" svg:x1="9.525cm" svg:y1="8.255cm" svg:x2="10.795cm" svg:y2="8.255cm">
          <text:p/>
        </draw:line>
        <draw:custom-shape draw:style-name="gr48" draw:text-style-name="P2" xml:id="id9" draw:id="id9" draw:layer="layout" svg:width="2.54cm" svg:height="3.175cm" svg:x="19.685cm" svg:y="6.985cm">
          <text:p text:style-name="P1">Frame buffer</text:p>
          <text:p text:style-name="P1">read</text:p>
          <draw:enhanced-geometry svg:viewBox="0 0 21600 21600" draw:type="rectangle" draw:enhanced-path="M 0 0 L 21600 0 21600 21600 0 21600 0 0 Z N"/>
        </draw:custom-shape>
        <draw:custom-shape draw:style-name="gr4" draw:text-style-name="P2" xml:id="id10" draw:id="id10" draw:layer="layout" svg:width="3.81cm" svg:height="3.175cm" svg:x="23.495cm" svg:y="6.985cm">
          <text:p text:style-name="P1">Data in</text:p>
          <text:p text:style-name="P1">(RGB2grey</text:p>
          <draw:enhanced-geometry svg:viewBox="0 0 21600 21600" draw:type="rectangle" draw:enhanced-path="M 0 0 L 21600 0 21600 21600 0 21600 0 0 Z N"/>
        </draw:custom-shape>
        <draw:connector draw:style-name="gr51" draw:text-style-name="P4" draw:layer="layout" svg:x1="22.225cm" svg:y1="8.572cm" svg:x2="23.495cm" svg:y2="8.572cm" draw:start-shape="id9" draw:start-glue-point="1" draw:end-shape="id10" draw:end-glue-point="3" svg:d="M22225 8572h1270" svg:viewBox="0 0 1271 1">
          <text:p/>
        </draw:connector>
        <draw:custom-shape draw:style-name="gr52" draw:text-style-name="P2" xml:id="id11" draw:id="id11" draw:layer="layout" svg:width="4.445cm" svg:height="3.81cm" svg:x="0cm" svg:y="6.685cm">
          <text:p text:style-name="P1">Video</text:p>
          <text:p text:style-name="P1">Sour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4" draw:layer="layout" svg:x1="4.445cm" svg:y1="8.59cm" svg:x2="5.715cm" svg:y2="8.572cm" draw:start-shape="id11" draw:start-glue-point="10" draw:end-shape="id12" draw:end-glue-point="3" svg:d="M4445 8590h635v-18h635" svg:viewBox="0 0 1271 19">
          <text:p/>
        </draw:connector>
        <draw:custom-shape draw:style-name="gr54" draw:text-style-name="P2" xml:id="id14" draw:id="id14" draw:layer="layout" svg:width="4.445cm" svg:height="1.905cm" svg:x="14.27cm" svg:y="4.445cm">
          <text:p text:style-name="P1">Axi interconnect</text:p>
          <draw:enhanced-geometry svg:viewBox="0 0 21600 21600" draw:type="rectangle" draw:enhanced-path="M 0 0 L 21600 0 21600 21600 0 21600 0 0 Z N"/>
        </draw:custom-shape>
        <draw:connector draw:style-name="gr55" draw:text-style-name="P4" draw:layer="layout" svg:x1="12.065cm" svg:y1="6.985cm" svg:x2="14.27cm" svg:y2="5.397cm" draw:start-shape="id13" draw:start-glue-point="0" draw:end-shape="id14" draw:end-glue-point="3" svg:d="M12065 6985v-1588h2205" svg:viewBox="0 0 2206 1589">
          <text:p/>
        </draw:connector>
        <draw:connector draw:style-name="gr56" draw:text-style-name="P4" draw:layer="layout" svg:x1="18.715cm" svg:y1="5.397cm" svg:x2="20.955cm" svg:y2="6.985cm" draw:start-shape="id14" draw:start-glue-point="1" draw:end-shape="id9" draw:end-glue-point="0" svg:d="M18715 5397h2240v1588" svg:viewBox="0 0 2241 1589">
          <text:p/>
        </draw:connector>
        <draw:connector draw:style-name="gr57" draw:text-style-name="P4" draw:layer="layout" svg:x1="16.492cm" svg:y1="4.445cm" svg:x2="16.51cm" svg:y2="1.905cm" draw:start-shape="id14" draw:start-glue-point="0" draw:end-shape="id15" draw:end-glue-point="2" svg:d="M16492 4445v-1271h18v-1269" svg:viewBox="0 0 19 2541">
          <text:p/>
        </draw:connector>
        <draw:custom-shape draw:style-name="gr36" draw:text-style-name="P2" xml:id="id16" draw:id="id16" draw:layer="layout" svg:width="3.175cm" svg:height="2.54cm" svg:x="15.24cm" svg:y="11.43cm">
          <text:p text:style-name="P1">VTC</text:p>
          <draw:enhanced-geometry svg:viewBox="0 0 21600 21600" draw:type="rectangle" draw:enhanced-path="M 0 0 L 21600 0 21600 21600 0 21600 0 0 Z N"/>
        </draw:custom-shape>
        <draw:connector draw:style-name="gr58" draw:text-style-name="P4" draw:layer="layout" svg:x1="18.415cm" svg:y1="12.7cm" svg:x2="20.955cm" svg:y2="10.16cm" draw:start-shape="id16" draw:start-glue-point="1" draw:end-shape="id9" draw:end-glue-point="2" svg:d="M18415 12700h2540v-2540" svg:viewBox="0 0 2541 2541">
          <text:p/>
        </draw:connector>
        <draw:connector draw:style-name="gr59" draw:text-style-name="P4" draw:layer="layout" svg:x1="12.065cm" svg:y1="10.16cm" svg:x2="15.24cm" svg:y2="12.7cm" draw:start-shape="id13" draw:start-glue-point="2" draw:end-shape="id16" draw:end-glue-point="3" svg:d="M12065 10160v2540h3175" svg:viewBox="0 0 3176 2541">
          <text:p/>
        </draw:connector>
        <draw:custom-shape draw:style-name="gr60" draw:text-style-name="P13" draw:layer="layout" svg:width="3.81cm" svg:height="1.27cm" svg:x="14.605cm" svg:y="2.54cm">
          <text:p text:style-name="P1"><text:span text:style-name="T3">Clock</text:span></text:p>
          <text:p text:style-name="P1"><text:span text:style-name="T3">Converter</text:span></text:p>
          <draw:enhanced-geometry svg:viewBox="0 0 21600 21600" draw:mirror-vertical="false" draw:type="rectangle" draw:enhanced-path="M 0 0 L 21600 0 21600 21600 0 21600 0 0 Z N"/>
        </draw:custom-shape>
        <presentation:notes draw:style-name="dp2">
          <draw:page-thumbnail draw:style-name="gr21" draw:layer="layout" svg:width="18.624cm" svg:height="10.476cm" svg:x="1.482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61" draw:text-style-name="P1" xml:id="id17" draw:id="id17" draw:layer="layout" svg:width="3.81cm" svg:height="3.175cm" svg:x="2.234cm" svg:y="5.08cm">
          <text:p text:style-name="P1">DVI2RGB</text:p>
          <draw:enhanced-geometry svg:viewBox="0 0 21600 21600" draw:type="rectangle" draw:enhanced-path="M 0 0 L 21600 0 21600 21600 0 21600 0 0 Z N"/>
        </draw:custom-shape>
        <draw:connector draw:style-name="gr62" draw:text-style-name="P17" draw:layer="layout" draw:type="lines" svg:x1="-0.635cm" svg:y1="6.656cm" svg:x2="2.234cm" svg:y2="6.667cm" draw:end-shape="id17" draw:end-glue-point="3" svg:d="M-635 6656l2368 11h501" svg:viewBox="0 0 2870 12">
          <text:p text:style-name="P16"><text:span text:style-name="T4">HDMI_I</text:span></text:p>
          <text:p text:style-name="P16"/>
        </draw:connector>
        <draw:custom-shape draw:style-name="gr61" draw:text-style-name="P1" xml:id="id21" draw:id="id21" draw:layer="layout" svg:width="3.81cm" svg:height="3.175cm" svg:x="6.985cm" svg:y="5.08cm">
          <text:p text:style-name="P1">Video In </text:p>
          <text:p text:style-name="P1">2 AXIS</text:p>
          <draw:enhanced-geometry svg:viewBox="0 0 21600 21600" draw:type="rectangle" draw:enhanced-path="M 0 0 L 21600 0 21600 21600 0 21600 0 0 Z N"/>
        </draw:custom-shape>
        <draw:custom-shape draw:style-name="gr61" draw:text-style-name="P1" xml:id="id20" draw:id="id20" draw:layer="layout" svg:width="3.81cm" svg:height="3.175cm" svg:x="12.065cm" svg:y="5.08cm">
          <text:p text:style-name="P1">AXIS Edge</text:p>
          <text:p text:style-name="P1">Detection</text:p>
          <draw:enhanced-geometry svg:viewBox="0 0 21600 21600" draw:type="rectangle" draw:enhanced-path="M 0 0 L 21600 0 21600 21600 0 21600 0 0 Z N"/>
        </draw:custom-shape>
        <draw:custom-shape draw:style-name="gr61" draw:text-style-name="P1" xml:id="id18" draw:id="id18" draw:layer="layout" svg:width="3.81cm" svg:height="3.175cm" svg:x="12.065cm" svg:y="9.525cm">
          <text:p text:style-name="P1">VTC</text:p>
          <draw:enhanced-geometry svg:viewBox="0 0 21600 21600" draw:type="rectangle" draw:enhanced-path="M 0 0 L 21600 0 21600 21600 0 21600 0 0 Z N"/>
        </draw:custom-shape>
        <draw:custom-shape draw:style-name="gr61" draw:text-style-name="P1" xml:id="id19" draw:id="id19" draw:layer="layout" svg:width="3.81cm" svg:height="3.175cm" svg:x="17.145cm" svg:y="5.08cm">
          <text:p text:style-name="P1">AXIS 2</text:p>
          <text:p text:style-name="P1">Video Out</text:p>
          <draw:enhanced-geometry svg:viewBox="0 0 21600 21600" draw:type="rectangle" draw:enhanced-path="M 0 0 L 21600 0 21600 21600 0 21600 0 0 Z N"/>
        </draw:custom-shape>
        <draw:custom-shape draw:style-name="gr61" draw:text-style-name="P1" xml:id="id22" draw:id="id22" draw:layer="layout" svg:width="3.81cm" svg:height="3.175cm" svg:x="21.59cm" svg:y="5.08cm">
          <text:p text:style-name="P1">RGB2DVI</text:p>
          <draw:enhanced-geometry svg:viewBox="0 0 21600 21600" draw:type="rectangle" draw:enhanced-path="M 0 0 L 21600 0 21600 21600 0 21600 0 0 Z N"/>
        </draw:custom-shape>
        <draw:connector draw:style-name="gr62" draw:text-style-name="P7" draw:layer="layout" draw:type="lines" svg:x1="25.4cm" svg:y1="6.985cm" svg:x2="27.958cm" svg:y2="6.985cm" svg:d="M25400 6985h2558" svg:viewBox="0 0 2559 1">
          <text:p text:style-name="P5"><text:span text:style-name="T4">HDMI_O</text:span></text:p>
          <text:p text:style-name="P1"/>
        </draw:connector>
        <draw:connector draw:style-name="gr63" draw:text-style-name="P4" draw:layer="layout" svg:x1="15.875cm" svg:y1="11.112cm" svg:x2="19.05cm" svg:y2="8.255cm" draw:start-shape="id18" draw:start-glue-point="1" draw:end-shape="id19" draw:end-glue-point="2" svg:d="M15875 11112h3175v-2857" svg:viewBox="0 0 3176 2858">
          <text:p/>
        </draw:connector>
        <draw:connector draw:style-name="gr64" draw:text-style-name="P4" draw:layer="layout" svg:x1="15.875cm" svg:y1="6.667cm" svg:x2="17.145cm" svg:y2="6.667cm" draw:start-shape="id20" draw:start-glue-point="1" draw:end-shape="id19" draw:end-glue-point="3" svg:d="M15875 6667h1270" svg:viewBox="0 0 1271 1">
          <text:p/>
        </draw:connector>
        <draw:connector draw:style-name="gr65" draw:text-style-name="P4" draw:layer="layout" svg:x1="10.795cm" svg:y1="6.667cm" svg:x2="12.065cm" svg:y2="6.667cm" draw:start-shape="id21" draw:start-glue-point="1" draw:end-shape="id20" svg:d="M10795 6667h1270" svg:viewBox="0 0 1271 1">
          <text:p/>
        </draw:connector>
        <draw:connector draw:style-name="gr66" draw:text-style-name="P4" draw:layer="layout" svg:x1="6.044cm" svg:y1="6.667cm" svg:x2="6.985cm" svg:y2="6.667cm" draw:start-shape="id17" draw:start-glue-point="1" draw:end-shape="id21" draw:end-glue-point="3" svg:d="M6044 6667h941" svg:viewBox="0 0 942 1">
          <text:p/>
        </draw:connector>
        <draw:connector draw:style-name="gr67" draw:text-style-name="P4" draw:layer="layout" svg:x1="20.955cm" svg:y1="6.667cm" svg:x2="21.59cm" svg:y2="6.667cm" draw:start-shape="id19" draw:start-glue-point="1" draw:end-shape="id22" svg:d="M20955 6667h635" svg:viewBox="0 0 636 1">
          <text:p/>
        </draw:connector>
        <presentation:notes draw:style-name="dp2">
          <draw:page-thumbnail draw:style-name="gr21" draw:layer="layout" svg:width="18.624cm" svg:height="10.476cm" svg:x="1.482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1" draw:display-name="Arrowheads 61" svg:viewBox="0 0 1013 1130" svg:d="M1009 1050l-449-1008-22-30-29-12-34 12-21 26-449 1012-5 13v8l5 21 12 21 17 13 21 4h903l21-4 21-13 9-21 4-21v-8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4T05:35:36.559000000</meta:creation-date>
    <dc:date>2024-12-03T12:06:52.132000000</dc:date>
    <meta:editing-duration>P5DT8H54M54S</meta:editing-duration>
    <meta:editing-cycles>265</meta:editing-cycles>
    <meta:generator>LibreOffice/24.2.2.2$Windows_X86_64 LibreOffice_project/d56cc158d8a96260b836f100ef4b4ef25d6f1a01</meta:generator>
    <meta:document-statistic meta:object-count="128"/>
  </office:meta>
</office:document-meta>
</file>